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fo:language="en" fo:country="US"/>
    </style:style>
    <style:style style:name="P2" style:parent-style-name="Normal" style:family="paragraph">
      <style:paragraph-properties fo:text-align="justify" fo:line-height="150%"/>
    </style:style>
    <style:style style:name="T3" style:parent-style-name="DefaultParagraphFont" style:family="text">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T5" style:parent-style-name="DefaultParagraphFont" style:family="text">
      <style:text-properties style:font-name="Arial" style:font-name-complex="Arial" fo:font-size="12pt" style:font-size-asian="12pt" style:font-size-complex="12pt" fo:language="en" fo:country="US"/>
    </style:style>
    <style:style style:name="T6" style:parent-style-name="DefaultParagraphFont" style:family="text">
      <style:text-properties style:font-name="Arial" style:font-name-complex="Arial" fo:font-size="12pt" style:font-size-asian="12pt" style:font-size-complex="12pt" fo:language="en" fo:country="US"/>
    </style:style>
    <style:style style:name="P7" style:parent-style-name="Normal" style:family="paragraph">
      <style:paragraph-properties fo:text-align="justify" fo:line-height="150%"/>
    </style:style>
    <style:style style:name="T8" style:parent-style-name="DefaultParagraphFont" style:family="text">
      <style:text-properties style:font-name="Arial" style:font-name-complex="Arial" fo:font-size="12pt" style:font-size-asian="12pt" style:font-size-complex="12pt" fo:language="en" fo:country="US"/>
    </style:style>
    <style:style style:name="T9" style:parent-style-name="DefaultParagraphFont" style:family="text">
      <style:text-properties style:font-name="Arial" style:font-name-complex="Arial" fo:font-size="12pt" style:font-size-asian="12pt" style:font-size-complex="12pt" fo:language="en" fo:country="US"/>
    </style:style>
    <style:style style:name="T10" style:parent-style-name="DefaultParagraphFont" style:family="text">
      <style:text-properties style:font-name="Arial" style:font-name-complex="Arial" fo:font-size="12pt" style:font-size-asian="12pt" style:font-size-complex="12pt" fo:language="en" fo:country="US"/>
    </style:style>
    <style:style style:name="T11" style:parent-style-name="DefaultParagraphFont" style:family="text">
      <style:text-properties style:font-name="Arial" style:font-name-complex="Arial" fo:font-size="12pt" style:font-size-asian="12pt" style:font-size-complex="12pt" fo:language="en" fo:country="US"/>
    </style:style>
    <style:style style:name="T12" style:parent-style-name="DefaultParagraphFont" style:family="text">
      <style:text-properties style:font-name="Arial" style:font-name-complex="Arial" fo:font-size="12pt" style:font-size-asian="12pt" style:font-size-complex="12pt" fo:language="en" fo:country="US"/>
    </style:style>
    <style:style style:name="T13" style:parent-style-name="DefaultParagraphFont" style:family="text">
      <style:text-properties style:font-name="Arial" style:font-name-complex="Arial" fo:font-size="12pt" style:font-size-asian="12pt" style:font-size-complex="12pt" fo:language="en" fo:country="US"/>
    </style:style>
    <style:style style:name="P14" style:parent-style-name="Normal" style:family="paragraph">
      <style:paragraph-properties fo:text-align="justify" fo:line-height="150%"/>
    </style:style>
    <style:style style:name="T15" style:parent-style-name="DefaultParagraphFont" style:family="text">
      <style:text-properties style:font-name="Arial" style:font-name-complex="Arial" fo:font-size="12pt" style:font-size-asian="12pt" style:font-size-complex="12pt" fo:language="en" fo:country="US"/>
    </style:style>
    <style:style style:name="T16" style:parent-style-name="DefaultParagraphFont" style:family="text">
      <style:text-properties style:font-name="Arial" style:font-name-complex="Arial" fo:font-size="12pt" style:font-size-asian="12pt" style:font-size-complex="12pt" fo:language="en" fo:country="US"/>
    </style:style>
    <style:style style:name="T17" style:parent-style-name="DefaultParagraphFont" style:family="text">
      <style:text-properties style:font-name="Arial" style:font-name-complex="Arial" fo:font-size="12pt" style:font-size-asian="12pt" style:font-size-complex="12pt" fo:language="en" fo:country="US"/>
    </style:style>
    <style:style style:name="T18" style:parent-style-name="DefaultParagraphFont" style:family="text">
      <style:text-properties style:font-name="Arial" style:font-name-complex="Arial" fo:font-size="12pt" style:font-size-asian="12pt" style:font-size-complex="12pt" fo:language="en" fo:country="US"/>
    </style:style>
    <style:style style:name="T19" style:parent-style-name="DefaultParagraphFont" style:family="text">
      <style:text-properties style:font-name="Arial" style:font-name-complex="Arial" fo:font-size="12pt" style:font-size-asian="12pt" style:font-size-complex="12pt" fo:language="en" fo:country="US"/>
    </style:style>
    <style:style style:name="P20" style:parent-style-name="Normal" style:family="paragraph">
      <style:paragraph-properties fo:text-align="justify" fo:line-height="150%"/>
    </style:style>
    <style:style style:name="T21" style:parent-style-name="DefaultParagraphFont" style:family="text">
      <style:text-properties style:font-name="Arial" style:font-name-complex="Arial" fo:font-size="12pt" style:font-size-asian="12pt" style:font-size-complex="12pt" fo:language="en" fo:country="US"/>
    </style:style>
    <style:style style:name="T22" style:parent-style-name="DefaultParagraphFont" style:family="text">
      <style:text-properties style:font-name="Arial" style:font-name-complex="Arial" fo:font-size="12pt" style:font-size-asian="12pt" style:font-size-complex="12pt" fo:language="en" fo:country="US"/>
    </style:style>
    <style:style style:name="T23" style:parent-style-name="DefaultParagraphFont" style:family="text">
      <style:text-properties style:font-name="Arial" style:font-name-complex="Arial" fo:font-size="12pt" style:font-size-asian="12pt" style:font-size-complex="12pt" fo:language="en" fo:country="US"/>
    </style:style>
    <style:style style:name="T24" style:parent-style-name="DefaultParagraphFont" style:family="text">
      <style:text-properties style:font-name="Arial" style:font-name-complex="Arial" fo:font-size="12pt" style:font-size-asian="12pt" style:font-size-complex="12pt" fo:language="en" fo:country="US"/>
    </style:style>
    <style:style style:name="T25" style:parent-style-name="DefaultParagraphFont" style:family="text">
      <style:text-properties style:font-name="Arial" style:font-name-complex="Arial" fo:font-size="12pt" style:font-size-asian="12pt" style:font-size-complex="12pt" fo:language="en" fo:country="US"/>
    </style:style>
    <style:style style:name="P26" style:parent-style-name="Normal" style:family="paragraph">
      <style:paragraph-properties fo:text-align="justify" fo:line-height="150%"/>
    </style:style>
    <style:style style:name="T27" style:parent-style-name="DefaultParagraphFont" style:family="text">
      <style:text-properties style:font-name="Arial" style:font-name-complex="Arial" fo:font-size="12pt" style:font-size-asian="12pt" style:font-size-complex="12pt" fo:language="en" fo:country="US"/>
    </style:style>
    <style:style style:name="T28" style:parent-style-name="DefaultParagraphFont" style:family="text">
      <style:text-properties style:font-name="Arial" style:font-name-complex="Arial" fo:font-size="12pt" style:font-size-asian="12pt" style:font-size-complex="12pt" fo:language="en" fo:country="US"/>
    </style:style>
    <style:style style:name="T29" style:parent-style-name="DefaultParagraphFont" style:family="text">
      <style:text-properties style:font-name="Arial" style:font-name-complex="Arial" fo:font-size="12pt" style:font-size-asian="12pt" style:font-size-complex="12pt" fo:language="en" fo:country="US"/>
    </style:style>
    <style:style style:name="T30" style:parent-style-name="DefaultParagraphFont" style:family="text">
      <style:text-properties style:font-name="Arial" style:font-name-complex="Arial" fo:font-size="12pt" style:font-size-asian="12pt" style:font-size-complex="12pt" fo:language="en" fo:country="US"/>
    </style:style>
    <style:style style:name="P31" style:parent-style-name="Normal" style:family="paragraph">
      <style:paragraph-properties fo:text-align="justify" fo:line-height="150%"/>
    </style:style>
    <style:style style:name="T32" style:parent-style-name="DefaultParagraphFont" style:family="text">
      <style:text-properties style:font-name="Arial" style:font-name-complex="Arial" fo:font-size="12pt" style:font-size-asian="12pt" style:font-size-complex="12pt" fo:language="en" fo:country="US"/>
    </style:style>
    <style:style style:name="T33" style:parent-style-name="DefaultParagraphFont" style:family="text">
      <style:text-properties style:font-name="Arial" style:font-name-complex="Arial" fo:font-size="12pt" style:font-size-asian="12pt" style:font-size-complex="12pt" fo:language="en" fo:country="US"/>
    </style:style>
    <style:style style:name="T34" style:parent-style-name="DefaultParagraphFont" style:family="text">
      <style:text-properties style:font-name="Arial" style:font-name-complex="Arial" fo:font-size="12pt" style:font-size-asian="12pt" style:font-size-complex="12pt" fo:language="en" fo:country="US"/>
    </style:style>
    <style:style style:name="T35" style:parent-style-name="DefaultParagraphFont" style:family="text">
      <style:text-properties style:font-name="Arial" style:font-name-complex="Arial" fo:font-size="12pt" style:font-size-asian="12pt" style:font-size-complex="12pt" fo:language="en" fo:country="US"/>
    </style:style>
    <style:style style:name="T36" style:parent-style-name="DefaultParagraphFont" style:family="text">
      <style:text-properties style:font-name="Arial" style:font-name-complex="Arial" fo:font-size="12pt" style:font-size-asian="12pt" style:font-size-complex="12pt" fo:language="en" fo:country="US"/>
    </style:style>
    <style:style style:name="P37" style:parent-style-name="Normal" style:family="paragraph">
      <style:paragraph-properties fo:text-align="justify" fo:line-height="150%"/>
    </style:style>
    <style:style style:name="T38" style:parent-style-name="DefaultParagraphFont" style:family="text">
      <style:text-properties style:font-name="Arial" style:font-name-complex="Arial" fo:font-size="12pt" style:font-size-asian="12pt" style:font-size-complex="12pt" fo:language="en" fo:country="US"/>
    </style:style>
    <style:style style:name="T39" style:parent-style-name="DefaultParagraphFont" style:family="text">
      <style:text-properties style:font-name="Arial" style:font-name-complex="Arial" fo:font-size="12pt" style:font-size-asian="12pt" style:font-size-complex="12pt" fo:language="en" fo:country="US"/>
    </style:style>
    <style:style style:name="T40" style:parent-style-name="DefaultParagraphFont" style:family="text">
      <style:text-properties style:font-name="Arial" style:font-name-complex="Arial" fo:font-size="12pt" style:font-size-asian="12pt" style:font-size-complex="12pt" fo:language="en" fo:country="US"/>
    </style:style>
    <style:style style:name="T41" style:parent-style-name="DefaultParagraphFont" style:family="text">
      <style:text-properties style:font-name="Arial" style:font-name-complex="Arial" fo:font-size="12pt" style:font-size-asian="12pt" style:font-size-complex="12pt" fo:language="en" fo:country="US"/>
    </style:style>
    <style:style style:name="T42" style:parent-style-name="DefaultParagraphFont" style:family="text">
      <style:text-properties style:font-name="Arial" style:font-name-complex="Arial" fo:font-size="12pt" style:font-size-asian="12pt" style:font-size-complex="12pt" fo:language="en" fo:country="US"/>
    </style:style>
    <style:style style:name="P43"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44"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45"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46"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47"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48"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49"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50"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51"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P52" style:parent-style-name="Normal" style:family="paragraph">
      <style:paragraph-properties fo:text-align="justify" fo:line-height="150%"/>
      <style:text-properties style:font-name="Arial" style:font-name-complex="Arial" fo:font-size="12pt" style:font-size-asian="12pt" style:font-size-complex="12pt" fo:language="en" fo:country="US"/>
    </style:style>
    <style:style style:name="T53" style:parent-style-name="DefaultParagraphFont" style:family="text">
      <style:text-properties fo:language="en" fo:country="US"/>
    </style:style>
    <style:style style:name="T54" style:parent-style-name="DefaultParagraphFont" style:family="text">
      <style:text-properties fo:font-style="italic" style:font-style-asian="italic" style:font-style-complex="italic"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font-style="italic" style:font-style-asian="italic" style:font-style-complex="italic"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font-style="italic" style:font-style-asian="italic" style:font-style-complex="italic"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font-style="italic" style:font-style-asian="italic" style:font-style-complex="italic"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font-style="italic" style:font-style-asian="italic" style:font-style-complex="italic"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font-style="italic" style:font-style-asian="italic" style:font-style-complex="italic"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font-style="italic" style:font-style-asian="italic" style:font-style-complex="italic" fo:language="en" fo:country="US"/>
    </style:style>
    <style:style style:name="T73" style:parent-style-name="DefaultParagraphFont" style:family="text">
      <style:text-properties fo:language="en" fo:country="US"/>
    </style:style>
    <style:style style:name="P74" style:parent-style-name="Normal" style:family="paragraph">
      <style:paragraph-properties fo:text-align="justify" fo:line-height="150%"/>
      <style:text-properties style:font-name="Arial" style:font-name-complex="Arial" fo:font-size="12pt" style:font-size-asian="12pt" style:font-size-complex="12pt" fo:language="en" fo:country="US"/>
    </style:style>
  </office:automatic-styles>
  <office:body>
    <office:text text:use-soft-page-breaks="true">
      <text:p text:style-name="P1">Interim Report</text:p>
      <text:p text:style-name="P2"><text:span text:style-name="T3">Dipankar Dagupta is one of the writers of the dissertation that implements puzzle-based learning to cyber-security education. The objective of the paper is to prove that puzzle-based learning is a good approach to<text:s/></text:span><text:span text:style-name="T4">teach cyber security education. The writer uses qualitative analysis to gather information on puzzle-based education. The observer then observes the approach of different users to certain situations in the experiment. Dipankar with his other colleagues con</text:span><text:span text:style-name="T5">cluded that studies showed that using scenario-based games, challenges and exercises reinforce the learning process of the student. Various scenarios were presented so that the observer can see the performance of a user on various subjects such as security</text:span><text:span text:style-name="T6">-related puzzles, system security and data breaches. (Dipankar Dasgupta, 2013)</text:span></text:p>
      <text:p text:style-name="P7"><text:span text:style-name="T8">Krisnawati produced a paper on the user experience of first-time users on web based online examinations. The research aims to reveal the user experience of the application and a</text:span><text:span text:style-name="T9">lso includes the attempt of the users while using the application. Results showed that the attractiveness rating scale is positive with other rating scales and users feel comfortable using it. Krisnawati also concluded that good user interfaces are very im</text:span><text:span text:style-name="T10">portant to the user. As for Data Collection, a questionnaire was used as a data gathering tool to measure the user experience and how satisfied users are with the tool given at hand. The data collection is a quantitative approach and is then split in two g</text:span><text:span text:style-name="T11">roups, the pragmatic quality that focuses on the efficiency of the product, how understandable and how difficult is the product to learn and if the product reached the expectations. The other group is the hedonic quality where it measures the behavior of t</text:span><text:span text:style-name="T12">he student when using the application, like if the game was boring or not, interesting and if it was motivating as a game. Hedonic quality also focuses on the creative side of the application as well determining if the application was innovative enough. (K</text:span><text:span text:style-name="T13">risnawati, 2019)</text:span></text:p>
      <text:p text:style-name="P14"><text:span text:style-name="T15">Gabriel Barata, Sandra Gama, Joaquim Jorge and Daniel Gonçalves focus on how gamification can be applied to the education concept so that it improves student engagement. Implications from existing related work shows that experiments using<text:s/></text:span><text:span text:style-name="T16">gamified versions of their exams performed better, specifically 30% in biology and 12% in programming skills. Evaluation consisted of quizzes, lab evaluations, online participation in forums, the final exam and also the attendance of the lecture.<text:s/></text:span><text:soft-page-break/><text:span text:style-name="T17">Quantitat</text:span><text:span text:style-name="T18">ive analysis was done on grades and attendance showing an improvement in grades throughout both years that were observed. Challenges were a major part of student posts online showing that 52% of the students responded to challenge posts and 73% in the seco</text:span><text:span text:style-name="T19">nd year. Gabriel concluded that gamification can and in fact improved the engagement of student when it comes to education. (Gabriel Barata, 2013)</text:span></text:p>
      <text:p text:style-name="P20"><text:span text:style-name="T21">(Priya C. Kumar, 2019) states the increasing amount of digital technology use in elementary schools to teach<text:s/></text:span><text:span text:style-name="T22">students and complete tasks but also emphasizes on the fact of how educators are not considering privacy and security enough when it comes to technology devices used in class. A qualitative approach was used were feedback was gathered from each participant</text:span><text:span text:style-name="T23"><text:s/>showing the role in the school and what type of school they are attending and then assessing their feedback where they received responses of how privacy and security can be taught better with the support of parents and some students stated of how rare it<text:s/></text:span><text:span text:style-name="T24">is they get a security awareness lecture. (Priya C. Kumar, 2019) concludes of how lessons are subjected as “not relevant” for young students and therefore they recommend that they integrate privacy and security lessons in school and home settings as well f</text:span><text:span text:style-name="T25">or maximum exposure.</text:span></text:p>
      <text:p text:style-name="P26"><text:span text:style-name="T27">(LeFebvre, 2012) emphasizes on the awareness of cyber security in the general population as opposed to the large amount of research that exists on cyber security awareness in the business sector and its employees. LeFebvre used a quali</text:span><text:span text:style-name="T28">tative and quantitative approach which includes observation of on-campus classes, interviews with educators and surveys that were filled by students. LeFebvre concluded social networking is a term that emerged as a trend among students when it comes to the</text:span><text:span text:style-name="T29"><text:s/>cyber security sector. Some students do not feel vulnerable to the risks of social networks, which LeFebvre states that this can make them vulnerable to identity theft, scams, and personal safety. Some students also do not set up anti-virus software as th</text:span><text:span text:style-name="T30">ey see it as a waste of time and money and not worth the effort therefore making it a clear hurdle to the student population.</text:span></text:p>
      <text:p text:style-name="P31"><text:span text:style-name="T32">(Elena Madalina Jianu, 2017) emphasizes on the design of an e-learning system that implements a gamification concept. The project<text:s/></text:span><text:span text:style-name="T33">is designed as to have questions and have a reward system using levels and points at the end. Elena used a system using specific guidelines called Gagne where certain instructions were stated such as<text:s/></text:span><text:soft-page-break/><text:span text:style-name="T34">obtaining the user’s attention, setting objects, assessi</text:span><text:span text:style-name="T35">ng user performance and more. Therefore, a qualitative approach was used as to assess and observe the performance of the users and gather information to develop a conclusion from the project. Elena concluded that using the instructions mentioned previously</text:span><text:span text:style-name="T36">, a positive feedback was received from the project, resulting in an increased amount of engagement from students.</text:span></text:p>
      <text:p text:style-name="P37"><text:span text:style-name="T38">(Basak Alper, 2017) focuses the research of the paper on understanding visualization literacy on children. Basak states that visualization ed</text:span><text:span text:style-name="T39">ucation could benefit from strategies for teaching concepts that are abstract using visualization techniques. The paper uses a quantitative approach were survey were filled by educators that taught students of around 14 years old and concluded that visual<text:s/></text:span><text:span text:style-name="T40">materials play a major role in the age group mentioned previously as it facilitates learning of new concepts and also for students with learning difficulties. (Basak Alper, 2017) also used a qualitative approach were they used methods like observations, wh</text:span><text:span text:style-name="T41">ere they observed students and observed how focused students stayed on the application, they also used interviews from teachers giving their feedback on the session and shared their observations where teachers state that they were not surprised with the en</text:span><text:span text:style-name="T42">gagement and immersion that the session brought but were surprised of how the activities done improved the verbal communication done in the classroom.</text:span></text:p>
      <text:p text:style-name="P43"/>
      <text:p text:style-name="P44"/>
      <text:p text:style-name="P45"/>
      <text:p text:style-name="P46"/>
      <text:p text:style-name="P47"/>
      <text:p text:style-name="P48"/>
      <text:p text:style-name="P49"/>
      <text:p text:style-name="P50"/>
      <text:p text:style-name="P51"/>
      <text:p text:style-name="P52"/>
      <text:h text:style-name="Heading1" text:outline-level="1">Bibliography</text:h>
      <text:p text:style-name="Bibliography"><text:span text:style-name="T53">Basak Alper, N. H. R. F. C. J. B. M. S., 2017.<text:s/></text:span><text:span text:style-name="T54">Visualization Literacy at Elementary School.<text:s/></text:span><text:span text:style-name="T55">[Online].</text:span></text:p>
      <text:p text:style-name="Bibliography"><text:span text:style-name="T56">Dipankar Dasgupta, D. M. F. Z. M., 2013.<text:s/></text:span><text:span text:style-name="T57">Applying Puzzle-Based Learning to Cyber-Security Education.<text:s/></text:span><text:span text:style-name="T58">[Online].</text:span></text:p>
      <text:p text:style-name="Bibliography"><text:span text:style-name="T59">Elena Madalina Jianu, A. V., 2017.<text:s/></text:span><text:span text:style-name="T60">Designing of an e-Learning system using adaptivity and gamification.<text:s/></text:span><text:span text:style-name="T61">[Online].</text:span></text:p>
      <text:p text:style-name="Bibliography"><text:span text:style-name="T62">Gabriel Barata, S. G. J. J. D. G., 2013.<text:s/></text:span><text:span text:style-name="T63">Improving Participation and Learning with Gamification.<text:s/></text:span><text:span text:style-name="T64">[Online].</text:span></text:p>
      <text:p text:style-name="Bibliography"><text:span text:style-name="T65">Krisnawati, M. H. B. S. A. S., 2019.<text:s/></text:span><text:span text:style-name="T66">First Time User Experience Assessment on Web based Online Examination.<text:s/></text:span><text:span text:style-name="T67">[Online].</text:span></text:p>
      <text:p text:style-name="Bibliography"><text:span text:style-name="T68">LeFebvre, R., 2012.<text:s/></text:span><text:span text:style-name="T69">The Human Element in Cyber Security: A Study on Student Motivation to Act.<text:s/></text:span><text:span text:style-name="T70">[Online].</text:span></text:p>
      <text:p text:style-name="Bibliography"><text:span text:style-name="T71">Priya C. Kumar, M. C. T. L. C. J. V., 2019.<text:s/></text:span><text:span text:style-name="T72">Privacy and Security Considerations For Digital Technology Use in Elementary Schools.<text:s/></text:span><text:span text:style-name="T73">[Online].</text:span></text:p>
      <text:p text:style-name="Normal"/>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7%"/>
      <style:text-properties style:font-name="Calibri Light" style:font-name-asian="Times New Roman" style:font-name-complex="Times New Roman" fo:color="#2F5496" fo:font-size="16pt" style:font-size-asian="16pt" style:font-size-complex="16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stin Portelli</meta:initial-creator>
    <dc:creator>Justin Portelli</dc:creator>
    <meta:creation-date>2020-06-01T19:00:00Z</meta:creation-date>
    <dc:date>2020-06-01T22:00:00Z</dc:date>
    <meta:template xlink:href="Normal" xlink:type="simple"/>
    <meta:editing-cycles>5</meta:editing-cycles>
    <meta:editing-duration>PT5940S</meta:editing-duration>
    <meta:document-statistic meta:page-count="4" meta:paragraph-count="14" meta:word-count="1099" meta:character-count="7353" meta:row-count="52" meta:non-whitespace-character-count="6268"/>
  </office:meta>
</office:document-meta>
</file>